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9443" officeooo:paragraph-rsid="00179443"/>
    </style:style>
    <style:style style:name="P2" style:family="paragraph" style:parent-style-name="Standard">
      <style:text-properties officeooo:rsid="00179443" officeooo:paragraph-rsid="0019a285"/>
    </style:style>
    <style:style style:name="T1" style:family="text">
      <style:text-properties officeooo:rsid="0019424f"/>
    </style:style>
    <style:style style:name="T2" style:family="text">
      <style:text-properties officeooo:rsid="0019a2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hysics based rendering is extensively used in modern technlogy, particulary graphics where a realistic depiction is the key. To make it as realistic as possible, all aspects of diffraction should be considered. A particular physical phenomum which should be considered is diffraction. As it has many effects in reality. Take for example a snakeskin, these look very particular due to diffraction. Researchers here at Imperial College London are looking into new ways to improve the rendition of these. As can be seen above, the rendition is much improved. <text:span text:style-name="T2">Using Chebyshev approximations, the method reduces the runtime memory footprint, allowing greater photorealism for less computation. <text:s/></text:span></text:p>
      <text:p text:style-name="P2">The effect of diffraction can also be seen for insect wings. The particular natural engineering behind them creates quite a strange effect. This creates quite a challenge for engineers to work methods to render this.</text:p>
      <text:p text:style-name="P1"/>
      <text:p text:style-name="P1"/>
      <text:p text:style-name="P1">There are quite a lot of phonemena which affect a viewer, while not specifc<text:span text:style-name="T1">ally rendering, they must be considered for a realistic view in computer graphics. Many photographers will have encountered lens flare, an effect which is created by light outside of the lens view diffracting round the lens edge into the sensor. This can dramatically alter a view as can be seen. Another particular effect is a glory. Quite a unique effect where light diffracts through water droplets around an object, often creating a rainbow pattern or a shadow in a halo around objects. All these effects must be considered in physics based rendering, in order to make graphics as realistic as possible. This is very important in modern technology due to the extensive use of graphics such as in CAD, Games, VR and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3:42:22.783697685</meta:creation-date>
    <dc:date>2018-03-09T14:45:32.267393466</dc:date>
    <meta:editing-duration>PT28M9S</meta:editing-duration>
    <meta:editing-cycles>1</meta:editing-cycles>
    <meta:document-statistic meta:table-count="0" meta:image-count="0" meta:object-count="0" meta:page-count="1" meta:paragraph-count="3" meta:word-count="275" meta:character-count="1706" meta:non-whitespace-character-count="1432"/>
    <meta:generator>LibreOffice/5.1.6.2$Linux_X86_64 LibreOffice_project/10m0$Build-2</meta:generator>
  </office:meta>
</office:document-meta>
</file>